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 Building a Bus Ticket Reservation App with Flutter, Firebase Authentication, and Firestore**</text:p>
      <text:p text:style-name="Standard"/>
      <text:h text:style-name="Heading_20_1" text:outline-level="1">**Introduction:**</text:h>
      <text:p text:style-name="Standard">This report outlines the technology stack employed in the development of a Bus Ticket Reservation application using Flutter for the frontend, Firebase Authentication for user identity management, and Firebase Cloud Firestore for real-time data storage. The combination of these technologies facilitated the creation of a seamless, secure, and user-friendly app for bus ticket bookings.</text:p>
      <text:p text:style-name="Standard"/>
      <text:h text:style-name="Heading_20_2" text:outline-level="2">**Technology Stack:**</text:h>
      <text:p text:style-name="Standard"/>
      <text:p text:style-name="Standard">1. **Flutter Framework:**</text:p>
      <text:p text:style-name="Standard"><text:s text:c="3"/>Flutter, an open-source UI software development toolkit by Google, was chosen for the frontend development. Its single codebase approach allows the app to be deployed on multiple platforms, including iOS, Android, and web, minimizing development effort while ensuring a consistent user experience.</text:p>
      <text:p text:style-name="Standard"/>
      <text:p text:style-name="Standard">2. **Firebase Authentication:**</text:p>
      <text:p text:style-name="Standard"><text:s text:c="3"/>Firebase Authentication was integrated to manage user authentication securely. It offers various authentication methods, including email/password and Google Sign-In. This ensures that only authorized users can access the app and make bookings.</text:p>
      <text:p text:style-name="Standard"/>
      <text:p text:style-name="Standard">3. **Firebase Cloud Firestore:**</text:p>
      <text:p text:style-name="Standard"><text:s text:c="3"/>Firebase Cloud Firestore, a NoSQL cloud database, was utilized to store and manage data related to bus routes, schedules, bookings, and user profiles. Its real-time synchronization capability ensures that users receive up-to-date information and that booking details are accurately reflected.</text:p>
      <text:p text:style-name="Standard"/>
      <text:h text:style-name="Heading_20_1" text:outline-level="1">**Literature Review: Mobile App Bus Ticket Reservation Systems**</text:h>
      <text:p text:style-name="Standard"/>
      <text:p text:style-name="Standard">Mobile app-based bus ticket reservation systems have revolutionized the way travelers plan and book their journeys. These systems offer convenience, efficiency, and real-time access to information, contributing to improved user experiences in the transportation sector. This literature review provides insights into the key features, benefits, and challenges associated with mobile app bus ticket reservation systems.</text:p>
      <text:p text:style-name="Standard"/>
      <text:h text:style-name="Heading_20_2" text:outline-level="2"><text:soft-page-break/>**Key Features:**</text:h>
      <text:p text:style-name="Standard"/>
      <text:p text:style-name="Standard">1. **Real-Time Booking:** Mobile apps enable users to check bus schedules, seat availability, and make bookings in real-time. This dynamic feature ensures that travelers can secure their seats promptly and adjust their plans accordingly.</text:p>
      <text:p text:style-name="Standard"/>
      <text:p text:style-name="Standard">2. **User-Friendly Interface:** Successful bus ticket reservation apps emphasize intuitive user interfaces, allowing users to navigate the app seamlessly, view route options, select seats, and make payments effortlessly.</text:p>
      <text:p text:style-name="Standard"/>
      <text:p text:style-name="Standard">3. **Secure Payment Integration:** Payment gateways integrated into these apps ensure secure transactions, building trust among users. Digital payment options offer convenience and reduce the need for cash transactions.</text:p>
      <text:p text:style-name="Standard"/>
      <text:p text:style-name="Standard">4. **Booking History and Notifications:** Apps often provide users with a booking history, allowing them to review past trips and upcoming journeys. Push notifications and alerts keep users informed about booking confirmations, departure times, and any changes.</text:p>
      <text:p text:style-name="Standard"/>
      <text:p text:style-name="Standard">5. **User Profiles:** Creating user profiles enhances personalization. Users can store their preferences, frequently used routes, and payment details, streamlining the booking process.</text:p>
      <text:p text:style-name="Standard"/>
      <text:p text:style-name="Standard">6. **Real-Time Updates:** Users receive real-time updates on bus locations, estimated arrival times, and any potential delays. This feature minimizes uncertainty and helps travelers plan their trips effectively.</text:p>
      <text:p text:style-name="Standard"/>
      <text:h text:style-name="Heading_20_2" text:outline-level="2">**Benefits:**</text:h>
      <text:p text:style-name="Standard"/>
      <text:p text:style-name="Standard">1. **Convenience:** Mobile apps eliminate the need to visit physical ticket counters, enabling users to book tickets from the comfort of their homes or while on the go.</text:p>
      <text:p text:style-name="Standard"/>
      <text:p text:style-name="Standard">2. **Time Efficiency:** The speed of booking and the ability to compare different options empower users to make quick decisions, saving time and reducing stress.</text:p>
      <text:p text:style-name="Standard"/>
      <text:p text:style-name="Standard">3. **Access to Information:** Travelers have easy access to route details, bus amenities, and seat availability, allowing them to make informed choices.</text:p>
      <text:p text:style-name="Standard"/>
      <text:p text:style-name="Standard">4. **Reduced Queues and Crowds:** Mobile app reservations reduce congestion at ticket counters and boarding areas, contributing to a more organized and pleasant travel experience.</text:p>
      <text:p text:style-name="Standard"/>
      <text:p text:style-name="Standard">5. **Environmental Impact:** By reducing the need for paper tickets and physical transactions, mobile apps contribute to sustainability efforts.</text:p>
      <text:p text:style-name="Standard"/>
      <text:h text:style-name="Heading_20_2" text:outline-level="2">**Challenges:**</text:h>
      <text:p text:style-name="Standard"/>
      <text:p text:style-name="Standard">1. **Digital Literacy:** The success of these apps depends on user familiarity with mobile technology. A lack of digital literacy among certain demographics may limit accessibility.</text:p>
      <text:p text:style-name="Standard"/>
      <text:p text:style-name="Standard">2. **Connectivity Issues:** Reliance on real-time data and connectivity can pose challenges in areas with poor network coverage.</text:p>
      <text:p text:style-name="Standard"><text:soft-page-break/></text:p>
      <text:p text:style-name="Standard">3. **Security Concerns:** Security of personal and payment information is a critical concern. App developers must ensure robust data encryption and protection mechanisms.</text:p>
      <text:p text:style-name="Standard"/>
      <text:p text:style-name="Standard">4. **User Adoption:** Encouraging users to transition from traditional booking methods to mobile apps requires effective marketing and user education.</text:p>
      <text:p text:style-name="Standard"/>
      <text:h text:style-name="Heading_20_2" text:outline-level="2">**Conclusion:**</text:h>
      <text:p text:style-name="Standard"/>
      <text:p text:style-name="Standard">Mobile app-based bus ticket reservation systems have reshaped the way travelers engage with transportation services. By offering real-time information, convenience, and user-friendly interfaces, these apps enhance the overall travel experience. While challenges such as digital literacy and connectivity persist, the benefits of efficiency, convenience, and access to information continue to drive the adoption of these systems, leading to a more streamlined and customer-centric transportation landscape.</text:p>
      <text:p text:style-name="Standard"/>
      <text:h text:style-name="Heading_20_1" text:outline-level="1">**Methodology:**</text:h>
      <text:p text:style-name="Standard"/>
      <text:h text:style-name="Heading_20_2" text:outline-level="2">1. **Requirement Analysis:**</text:h>
      <text:p text:style-name="Standard"><text:s text:c="3"/>The development process began with a thorough analysis of requirements, including user stories, features, and functionalities. This phase established a clear understanding of the app's purpose and target audience.</text:p>
      <text:p text:style-name="Standard"/>
      <text:h text:style-name="Heading_20_2" text:outline-level="2">2. **UI/UX Design:**</text:h>
      <text:p text:style-name="Standard"><text:s text:c="3"/>The app's user interface and user experience were designed to be intuitive and user-friendly. Wireframes and prototypes were created to visualize the app's flow, ensuring that users could navigate and interact with ease.</text:p>
      <text:p text:style-name="Standard"/>
      <text:h text:style-name="Heading_20_2" text:outline-level="2">3. **Database Design:**</text:h>
      <text:p text:style-name="Standard"><text:s text:c="3"/>The database schema in Firebase Firestore was meticulously planned to accommodate bus routes, schedules, user profiles, and bookings. Collections and documents were structured logically for efficient querying and data retrieval.</text:p>
      <text:p text:style-name="Standard"/>
      <text:h text:style-name="Heading_20_2" text:outline-level="2">4. **Frontend Development:**</text:h>
      <text:p text:style-name="Standard"><text:s text:c="3"/>Using Flutter, the frontend was developed with attention to visual aesthetics and responsiveness. Widgets, animations, and navigation components were employed to provide an engaging user interface.</text:p>
      <text:p text:style-name="Standard"/>
      <text:h text:style-name="Heading_20_2" text:outline-level="2">5. **User Authentication:**</text:h>
      <text:p text:style-name="Standard"><text:s text:c="3"/>Firebase Authentication was seamlessly integrated into the app, enabling user registration, login, and password recovery. This layer of security ensures that only authenticated users can access the app's features.</text:p>
      <text:p text:style-name="Standard"><text:soft-page-break/></text:p>
      <text:h text:style-name="Heading_20_2" text:outline-level="2">6. **Real-time Booking:**</text:h>
      <text:p text:style-name="Standard"><text:s text:c="3"/>Firebase Cloud Firestore's real-time synchronization allowed for dynamic booking updates. Users can select available bus routes, view schedules, and book tickets, with real-time updates on seat availability.</text:p>
      <text:p text:style-name="Standard"/>
      <text:h text:style-name="Heading_20_2" text:outline-level="2">7. **Payment Integration (if applicable):**</text:h>
      <text:p text:style-name="Standard"><text:s text:c="3"/>If payment functionality was included, a payment gateway or method was integrated securely, ensuring smooth and secure transactions.</text:p>
      <text:p text:style-name="Standard"/>
      <text:h text:style-name="Heading_20_2" text:outline-level="2">8. **Testing and Quality Assurance:**</text:h>
      <text:p text:style-name="Standard"><text:s text:c="3"/>Rigorous testing was performed to identify and rectify bugs, usability issues, and edge cases. Automated testing and manual testing across different devices and platforms validated the app's functionality.</text:p>
      <text:p text:style-name="Standard"/>
      <text:h text:style-name="Heading_20_2" text:outline-level="2">9. **Deployment and Monitoring:**</text:h>
      <text:p text:style-name="Standard"><text:s text:c="3"/>The app was deployed to relevant platforms (iOS, Android, or web). Monitoring tools, such as Firebase Analytics, were integrated to track user engagement, identify potential issues, and gather insights for app improvement.</text:p>
      <text:p text:style-name="Standard"/>
      <text:h text:style-name="Heading_20_1" text:outline-level="1">**Conclusion:**</text:h>
      <text:p text:style-name="Standard">The development of a Bus Ticket Reservation app utilizing Flutter, Firebase Authentication, and Firestore highlights the synergy between cutting-edge technologies and a structured development methodology. This report has provided an overview of the technology stack employed, along with the systematic approach taken to ensure a seamless user experience, robust security, and real-time data management. The outcome is a feature-rich, cross-platform application that streamlines the process of booking bus tickets for users while maintaining data integrity and secu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03:18:43.465262996</meta:creation-date>
    <dc:date>2023-08-27T03:22:33.285358005</dc:date>
    <meta:editing-duration>PT3M50S</meta:editing-duration>
    <meta:editing-cycles>1</meta:editing-cycles>
    <meta:document-statistic meta:table-count="0" meta:image-count="0" meta:object-count="0" meta:page-count="4" meta:paragraph-count="53" meta:word-count="1075" meta:character-count="7992" meta:non-whitespace-character-count="6934"/>
    <meta:generator>LibreOffice/7.5.5.2$Linux_X86_64 LibreOffice_project/50$Build-2</meta:generator>
  </office:meta>
</office:document-meta>
</file>